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in^2 60</text:p>
          </table:table-cell>
          <table:table-cell table:formula="of:=SIN(PI()/3)*SIN(PI()/3)" office:value-type="float" office:value="0.75" calcext:value-type="float">
            <text:p>0.7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P<text:tab/><text:tab/>=</text:p>
          </table:table-cell>
          <table:table-cell office:value-type="float" office:value="0.000638772" calcext:value-type="float">
            <text:p>0.000638772</text:p>
          </table:table-cell>
          <table:table-cell office:value-type="string" calcext:value-type="string">
            <text:p>+/-</text:p>
          </table:table-cell>
          <table:table-cell office:value-type="float" office:value="0.00017374" calcext:value-type="float">
            <text:p>0.00017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ho<text:tab/>=</text:p>
          </table:table-cell>
          <table:table-cell office:value-type="float" office:value="-1.02681" calcext:value-type="float">
            <text:p>-1.02681</text:p>
          </table:table-cell>
          <table:table-cell office:value-type="string" calcext:value-type="string">
            <text:p>+/-</text:p>
          </table:table-cell>
          <table:table-cell office:value-type="float" office:value="0.0228854" calcext:value-type="float">
            <text:p>0.022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ho<text:tab/>=</text:p>
          </table:table-cell>
          <table:table-cell office:value-type="float" office:value="-0.411693" calcext:value-type="float">
            <text:p>-0.411693</text:p>
          </table:table-cell>
          <table:table-cell office:value-type="string" calcext:value-type="string">
            <text:p>+/-</text:p>
          </table:table-cell>
          <table:table-cell office:value-type="float" office:value="0.0258862" calcext:value-type="float">
            <text:p>0.0258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text:tab/>=</text:p>
          </table:table-cell>
          <table:table-cell office:value-type="float" office:value="0.423717" calcext:value-type="float">
            <text:p>0.423717</text:p>
          </table:table-cell>
          <table:table-cell office:value-type="string" calcext:value-type="string">
            <text:p>+/-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2<text:tab/>=</text:p>
          </table:table-cell>
          <table:table-cell office:value-type="float" office:value="62296.476629" calcext:value-type="float">
            <text:p>62296.476629</text:p>
          </table:table-cell>
          <table:table-cell/>
          <table:table-cell office:value-type="string" calcext:value-type="string">
            <text:p>ndof=</text:p>
          </table:table-cell>
          <table:table-cell office:value-type="float" office:value="55490" calcext:value-type="float">
            <text:p>55490</text:p>
          </table:table-cell>
          <table:table-cell/>
          <table:table-cell office:value-type="string" calcext:value-type="string">
            <text:p>chi2/ndof=</text:p>
          </table:table-cell>
          <table:table-cell office:value-type="float" office:value="1.122661" calcext:value-type="float">
            <text:p>1.12266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1:54:10.526116796</meta:creation-date>
    <dc:date>2019-09-16T02:10:01.572839748</dc:date>
    <meta:editing-duration>PT5M43S</meta:editing-duration>
    <meta:editing-cycles>4</meta:editing-cycles>
    <meta:generator>LibreOffice/6.0.7.3$Linux_X86_64 LibreOffice_project/00m0$Build-3</meta:generator>
    <meta:document-statistic meta:table-count="1" meta:cell-count="34" meta:object-count="0"/>
  </office:meta>
</office:document-meta>
</file>